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072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none" svg:stroke-color="#000000" draw:fill="none" draw:fill-color="#ffffff" fo:min-height="1.05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none" draw:fill="none" fo:min-height="0.72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none" draw:fill="none" fo:min-height="0.15cm"/>
    </style:style>
    <style:style style:name="gr20" style:family="graphic" style:parent-style-name="objectwithoutfill">
      <style:graphic-properties draw:stroke="none" draw:fill="none" fo:min-height="0.438cm"/>
    </style:style>
    <style:style style:name="gr21" style:family="graphic" style:parent-style-name="standard">
      <style:graphic-properties draw:stroke="none" draw:fill="none" fo:min-height="0.714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11pt" fo:language="en" fo:country="US" style:font-size-asian="11pt" style:font-size-complex="11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1" fo:language="en" fo:country="US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1" draw:id="id1" draw:layer="layout" svg:width="1.8cm" svg:height="1.8cm" svg:x="0.6cm" svg:y="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4.7cm" svg:y="3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4cm" svg:y1="4.1cm" svg:x2="4.7cm" svg:y2="4.1cm" draw:start-shape="id1" draw:start-glue-point="10" draw:end-shape="id2" draw:end-glue-point="6" svg:d="m2400 4100h2300" svg:viewBox="0 0 2301 1">
          <text:p text:style-name="P1"><text:span text:style-name="T1">@interface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6.5cm" svg:y1="4.1cm" svg:x2="7.8cm" svg:y2="4.1cm" draw:start-shape="id2" draw:start-glue-point="10" draw:end-shape="id3" draw:end-glue-point="6" svg:d="m6500 4100h1300" svg:viewBox="0 0 13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frame draw:style-name="gr3" draw:text-style-name="P3" xml:id="id4" draw:id="id4" draw:layer="layout" svg:width="3.2cm" svg:height="1.15cm" svg:x="2.504cm" svg:y="6.7cm">
          <draw:text-box>
            <text:p>Помилка</text:p>
          </draw:text-box>
        </draw:frame>
        <draw:connector draw:style-name="gr4" draw:text-style-name="P2" draw:layer="layout" svg:x1="1.5cm" svg:y1="5cm" svg:x2="4.104cm" svg:y2="6.7cm" draw:start-shape="id1" draw:start-glue-point="8" draw:end-shape="id4" svg:d="m1500 5000v851h2604v849" svg:viewBox="0 0 2605 1701">
          <text:p/>
        </draw:connector>
        <draw:connector draw:style-name="gr4" draw:text-style-name="P2" draw:layer="layout" svg:x1="5.6cm" svg:y1="5cm" svg:x2="4.104cm" svg:y2="6.7cm" draw:start-shape="id2" draw:end-shape="id4" draw:end-glue-point="0" svg:d="m5600 5000v851h-1496v849" svg:viewBox="0 0 1497 1701">
          <text:p/>
        </draw:connector>
        <draw:line draw:style-name="gr4" draw:text-style-name="P2" draw:layer="layout" svg:x1="5.6cm" svg:y1="5cm" svg:x2="5.6cm" svg:y2="5.9cm">
          <text:p/>
        </draw:line>
        <draw:line draw:style-name="gr4" draw:text-style-name="P2" draw:layer="layout" svg:x1="1.5cm" svg:y1="5cm" svg:x2="1.5cm" svg:y2="6cm">
          <text:p/>
        </draw:line>
        <draw:frame draw:style-name="gr5" draw:text-style-name="P3" draw:layer="layout" svg:width="9.3cm" svg:height="1.35cm" svg:x="1.7cm" svg:y="1.8cm">
          <draw:text-box>
            <text:p>Магазинний автомат</text:p>
          </draw:text-box>
        </draw:frame>
        <draw:custom-shape draw:style-name="gr1" draw:text-style-name="P1" xml:id="id5" draw:id="id5" draw:layer="layout" svg:width="1.8cm" svg:height="1.8cm" svg:x="13.2cm" svg:y="3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16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cm" svg:y1="4.1cm" svg:x2="16.2cm" svg:y2="4.1cm" draw:start-shape="id5" draw:start-glue-point="10" draw:end-shape="id6" draw:end-glue-point="6" svg:d="m15000 41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7.1cm" svg:y1="3.2cm" svg:x2="14.1cm" svg:y2="3.2cm" draw:start-shape="id6" draw:start-glue-point="4" draw:end-shape="id5" draw:end-glue-point="4" svg:d="m17100 3200v-501h-3000v501" svg:viewBox="0 0 3001 502">
          <text:p text:style-name="P1"><text:span text:style-name="T1"><text:s text:c="23"/></text:span><text:span text:style-name="T1">,</text:span></text:p>
        </draw:connector>
        <draw:connector draw:style-name="gr2" draw:text-style-name="P2" draw:layer="layout" svg:x1="11.104cm" svg:y1="6.4cm" svg:x2="13.2cm" svg:y2="4.1cm" draw:start-shape="id7" draw:start-glue-point="4" draw:end-shape="id5" draw:end-glue-point="6" svg:d="m11104 6400v-2300h2096" svg:viewBox="0 0 2097 2301">
          <text:p text:style-name="P1"><text:span text:style-name="T1">int <text:s text:c="1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3" draw:id="id3" draw:layer="layout" svg:width="1.8cm" svg:height="1.8cm" svg:x="7.8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6cm" svg:y1="4.1cm" svg:x2="10.467cm" svg:y2="6.663cm" draw:start-shape="id3" draw:start-glue-point="10" draw:end-shape="id7" draw:end-glue-point="5" svg:d="m9600 4100h867v2563" svg:viewBox="0 0 868 2564">
          <text:p text:style-name="P1"><text:span text:style-name="T2">˩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2" draw:layer="layout" svg:x1="8.7cm" svg:y1="5cm" svg:x2="4.104cm" svg:y2="6.7cm" draw:start-shape="id3" draw:start-glue-point="8" draw:end-shape="id4" draw:end-glue-point="0" svg:d="m8700 5000v851h-4596v849" svg:viewBox="0 0 4597 1701">
          <text:p/>
        </draw:connector>
        <draw:line draw:style-name="gr4" draw:text-style-name="P2" draw:layer="layout" svg:x1="8.7cm" svg:y1="5cm" svg:x2="8.7cm" svg:y2="5.9cm">
          <text:p/>
        </draw:line>
        <draw:custom-shape draw:style-name="gr1" draw:text-style-name="P1" xml:id="id8" draw:id="id8" draw:layer="layout" svg:width="1.8cm" svg:height="1.8cm" svg:x="8.504cm" svg:y="10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1.104cm" svg:y1="8.2cm" svg:x2="8.504cm" svg:y2="10.9cm" draw:start-shape="id7" draw:start-glue-point="8" draw:end-shape="id8" draw:end-glue-point="6" svg:d="m11104 8200v901h-3101v1799h501" svg:viewBox="0 0 3102 2701">
          <text:p text:style-name="P4"><text:span text:style-name="T1">@implementatio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2" draw:text-style-name="P5" draw:layer="layout" svg:x1="9.404cm" svg:y1="11.8cm" svg:x2="9.404cm" svg:y2="13.5cm" draw:start-shape="id8" draw:start-glue-point="8" draw:end-shape="id9" draw:end-glue-point="4" svg:d="m9404 11800v1700" svg:viewBox="0 0 1 1701">
          <text:p text:style-name="P1"><text:span text:style-name="T2"/></text:p>
          <text:p text:style-name="P1"><text:span text:style-name="T2"/></text:p>
          <text:p text:style-name="P1"><text:span text:style-name="T2"><text:s text:c="4"/></text:span><text:span text:style-name="T2">˩</text:span></text:p>
          <text:p text:style-name="P1"><text:span text:style-name="T2"/></text:p>
          <text:p text:style-name="P1"><text:span text:style-name="T2"/></text:p>
        </draw:connector>
        <draw:g xml:id="id10" draw:id="id10">
          <draw:frame draw:style-name="gr6" draw:text-style-name="P6" draw:layer="layout" svg:width="0.9cm" svg:height="1.322cm" svg:x="12.704cm" svg:y="10.2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5.704cm" svg:y="10.2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3.304cm" svg:y="10.243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12.704cm" svg:y1="10.882cm" svg:x2="10.304cm" svg:y2="10.9cm" draw:start-shape="id10" draw:end-shape="id8" draw:end-glue-point="10" svg:d="m12704 10882h-1199v18h-1201" svg:viewBox="0 0 2401 19">
          <text:p/>
        </draw:connector>
        <draw:connector draw:style-name="gr2" draw:text-style-name="P5" draw:layer="layout" svg:x1="8.504cm" svg:y1="14.4cm" svg:x2="6.504cm" svg:y2="14.4cm" draw:start-shape="id9" draw:start-glue-point="6" draw:end-shape="id11" draw:end-glue-point="1" svg:d="m8504 14400h-2000" svg:viewBox="0 0 2001 1">
          <text:p text:style-name="P4"><text:span text:style-name="T1">@end</text:span></text:p>
          <text:p text:style-name="P4"><text:span text:style-name="T1"/></text:p>
          <text:p text:style-name="P4"><text:span text:style-name="T1"/></text:p>
        </draw:connector>
        <draw:custom-shape draw:style-name="gr1" draw:text-style-name="P1" xml:id="id7" draw:id="id7" draw:layer="layout" svg:width="1.8cm" svg:height="1.8cm" svg:x="10.204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7.1cm" svg:y1="5cm" svg:x2="11.741cm" svg:y2="6.663cm" draw:start-shape="id6" draw:start-glue-point="8" draw:end-shape="id7" draw:end-glue-point="11" svg:d="m17100 5000v502l-4594 1161h-765" svg:viewBox="0 0 5360 1664">
          <text:p text:style-name="P1"><text:span text:style-name="T2"><text:s text:c="41"/></text:span><text:span text:style-name="T2">˩</text:span></text:p>
        </draw:connector>
        <draw:connector draw:style-name="gr4" draw:text-style-name="P1" draw:layer="layout" draw:type="lines" svg:x1="10.204cm" svg:y1="7.3cm" svg:x2="5.704cm" svg:y2="7.275cm" draw:start-shape="id7" draw:start-glue-point="6" draw:end-shape="id4" svg:d="m10204 7300h-501l-3499-25h-500" svg:viewBox="0 0 4501 26">
          <text:p/>
        </draw:connector>
        <draw:frame draw:style-name="gr3" draw:text-style-name="P3" xml:id="id12" draw:id="id12" draw:layer="layout" svg:width="3.2cm" svg:height="1.15cm" svg:x="17.696cm" svg:y="1.5cm">
          <draw:text-box>
            <text:p>Помилка</text:p>
          </draw:text-box>
        </draw:frame>
        <draw:connector draw:style-name="gr4" draw:text-style-name="P1" draw:layer="layout" draw:type="lines" draw:line-skew="0.802cm" svg:x1="18cm" svg:y1="4.1cm" svg:x2="19.296cm" svg:y2="2.65cm" draw:start-shape="id6" draw:start-glue-point="10" draw:end-shape="id12" svg:d="m18000 4100h1304l-8-950v-500" svg:viewBox="0 0 1305 1451">
          <text:p/>
        </draw:connector>
        <draw:connector draw:style-name="gr4" draw:text-style-name="P1" draw:layer="layout" draw:type="lines" svg:x1="13.463cm" svg:y1="3.463cm" svg:x2="17.696cm" svg:y2="2.075cm" draw:start-shape="id5" draw:start-glue-point="5" draw:end-shape="id12" svg:d="m13463 3463v-764l3733-624h500" svg:viewBox="0 0 4234 1389">
          <text:p/>
        </draw:connector>
        <draw:custom-shape draw:style-name="gr1" draw:text-style-name="P1" xml:id="id9" draw:id="id9" draw:layer="layout" svg:width="1.8cm" svg:height="1.8cm" svg:x="8.504cm" svg:y="13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xml:id="id11" draw:id="id11" draw:layer="layout" svg:width="2.5cm" svg:height="1cm" svg:x="4.004cm" svg:y="13.9cm">
          <draw:text-box>
            <text:p>Вихід</text:p>
          </draw:text-box>
        </draw:frame>
        <draw:connector draw:style-name="gr4" draw:text-style-name="P1" draw:layer="layout" draw:type="lines" svg:x1="10.304cm" svg:y1="14.4cm" svg:x2="14.754cm" svg:y2="11.565cm" draw:start-shape="id9" draw:start-glue-point="10" draw:end-shape="id10" draw:end-glue-point="2" svg:d="m10304 14400h502l3948-2335v-500" svg:viewBox="0 0 4451 2836">
          <text:p/>
        </draw:connector>
        <draw:connector draw:style-name="gr4" draw:text-style-name="P1" draw:layer="layout" draw:type="lines" svg:x1="8.767cm" svg:y1="11.537cm" svg:x2="4.104cm" svg:y2="7.85cm" draw:start-shape="id8" draw:start-glue-point="7" draw:end-shape="id4" draw:end-glue-point="2" svg:d="m8767 11537h-764l-3899-3187v-500" svg:viewBox="0 0 4664 3688">
          <text:p/>
        </draw:connector>
        <draw:frame draw:style-name="gr10" draw:layer="layout" svg:width="0.849cm" svg:height="0.972cm" svg:x="10.241cm" svg:y="13.512cm">
          <draw:text-box>
            <text:p><text:span text:style-name="T2">≠</text:span></text:p>
          </draw:text-box>
        </draw:frame>
        <draw:frame draw:style-name="gr10" draw:layer="layout" svg:width="0.849cm" svg:height="0.972cm" svg:x="9.4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7.755cm" svg:y="11.328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928cm">
          <draw:text-box>
            <text:p><text:span text:style-name="T2">≠</text:span></text:p>
          </draw:text-box>
        </draw:frame>
        <draw:frame draw:style-name="gr10" draw:layer="layout" svg:width="0.849cm" svg:height="0.972cm" svg:x="4.804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7.855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12.755cm" svg:y="2.328cm">
          <draw:text-box>
            <text:p><text:span text:style-name="T2">≠</text:span></text:p>
          </draw:text-box>
        </draw:frame>
        <draw:frame draw:style-name="gr10" draw:layer="layout" svg:width="0.849cm" svg:height="0.972cm" svg:x="19.255cm" svg:y="3.2cm">
          <draw:text-box>
            <text:p><text:span text:style-name="T2">≠</text:span></text:p>
          </draw:text-box>
        </draw:frame>
      </draw:page>
      <draw:page draw:name="page2" draw:style-name="dp1" draw:master-page-name="Звичайний">
        <draw:connector draw:style-name="gr2" draw:text-style-name="P2" draw:layer="layout" svg:x1="6.904cm" svg:y1="3.701cm" svg:x2="8.304cm" svg:y2="3.682cm" draw:start-shape="id13" draw:start-glue-point="10" draw:end-shape="id14" draw:end-glue-point="3" svg:d="m6904 3701h701v-19h699" svg:viewBox="0 0 14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15" draw:id="id15" draw:layer="layout" svg:width="3.2cm" svg:height="0.963cm" svg:x="7.304cm" svg:y="1.9cm">
          <draw:text-box>
            <text:p>Помилка</text:p>
          </draw:text-box>
        </draw:frame>
        <draw:connector draw:style-name="gr4" draw:text-style-name="P2" draw:layer="layout" svg:x1="6.004cm" svg:y1="2.801cm" svg:x2="7.304cm" svg:y2="2.381cm" draw:start-shape="id13" draw:start-glue-point="4" draw:end-shape="id15" draw:end-glue-point="3" svg:d="m6004 2801v-420h1300" svg:viewBox="0 0 1301 421">
          <text:p/>
        </draw:connector>
        <draw:g xml:id="id14" draw:id="id14">
          <draw:frame draw:style-name="gr6" draw:text-style-name="P6" draw:layer="layout" svg:width="0.9cm" svg:height="1.322cm" svg:x="8.304cm" svg:y="3.0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1.304cm" svg:y="3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904cm" svg:y="3.0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frame draw:style-name="gr11" draw:text-style-name="P3" xml:id="id26" draw:id="id26" draw:layer="layout" svg:width="2.2cm" svg:height="0.963cm" svg:x="17.904cm" svg:y="3.237cm">
          <draw:text-box>
            <text:p>Вихід</text:p>
          </draw:text-box>
        </draw:frame>
        <draw:connector draw:style-name="gr4" draw:text-style-name="P2" draw:layer="layout" svg:x1="12.404cm" svg:y1="3.682cm" svg:x2="13.704cm" svg:y2="3.7cm" draw:start-shape="id14" draw:start-glue-point="1" draw:end-shape="id16" draw:end-glue-point="6" svg:d="m12404 3682h650v18h650" svg:viewBox="0 0 1301 19">
          <text:p/>
        </draw:connector>
        <draw:connector draw:style-name="gr2" draw:text-style-name="P2" draw:layer="layout" svg:x1="6.904cm" svg:y1="5.801cm" svg:x2="8.204cm" svg:y2="5.8cm" draw:start-shape="id17" draw:start-glue-point="10" draw:end-shape="id18" draw:end-glue-point="6" svg:d="m6904 5801h651v-1h649" svg:viewBox="0 0 1301 2">
          <text:p text:style-name="P1"><text:span text:style-name="T1">(</text:span></text:p>
          <text:p text:style-name="P1"><text:span text:style-name="T1"/></text:p>
        </draw:connector>
        <draw:frame draw:style-name="gr12" draw:text-style-name="P3" xml:id="id19" draw:id="id19" draw:layer="layout" svg:width="3.2cm" svg:height="0.963cm" svg:x="18.004cm" svg:y="6.737cm">
          <draw:text-box>
            <text:p>Помилка</text:p>
          </draw:text-box>
        </draw:frame>
        <draw:connector draw:style-name="gr4" draw:text-style-name="P2" draw:layer="layout" svg:x1="6.004cm" svg:y1="6.701cm" svg:x2="18.004cm" svg:y2="7.218cm" draw:start-shape="id17" draw:start-glue-point="8" draw:end-shape="id19" draw:end-glue-point="3" svg:d="m6004 6701v517h12000" svg:viewBox="0 0 12001 518">
          <text:p/>
        </draw:connector>
        <draw:frame draw:style-name="gr11" draw:text-style-name="P3" xml:id="id21" draw:id="id21" draw:layer="layout" svg:width="2.2cm" svg:height="0.963cm" svg:x="18.004cm" svg:y="5.237cm">
          <draw:text-box>
            <text:p>Вихід</text:p>
          </draw:text-box>
        </draw:frame>
        <draw:connector draw:style-name="gr2" draw:text-style-name="P2" draw:layer="layout" svg:x1="13.004cm" svg:y1="5.8cm" svg:x2="18.004cm" svg:y2="5.718cm" draw:start-shape="id20" draw:start-glue-point="10" draw:end-shape="id21" draw:end-glue-point="3" svg:d="m13004 5800h2501v-82h2499" svg:viewBox="0 0 5001 83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1cm" svg:y1="6.437cm" svg:x2="18.004cm" svg:y2="7.218cm" draw:start-shape="id20" draw:start-glue-point="9" draw:end-shape="id19" draw:end-glue-point="3" svg:d="m12741 6437h2764v781h2499" svg:viewBox="0 0 5264 782">
          <text:p/>
        </draw:connector>
        <draw:frame draw:style-name="gr13" draw:text-style-name="P7" draw:layer="layout" svg:width="4.7cm" svg:height="2.05cm" svg:x="0.204cm" svg:y="1.301cm">
          <draw:text-box>
            <text:p><text:span text:style-name="T4">П/а Оператор</text:span></text:p>
          </draw:text-box>
        </draw:frame>
        <draw:custom-shape draw:style-name="gr14" draw:text-style-name="P1" xml:id="id22" draw:id="id22" draw:layer="layout" svg:width="1.8cm" svg:height="1.8cm" svg:x="0.704cm" svg:y="2.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1.8cm" svg:height="1.8cm" svg:x="5.104cm" svg:y="2.80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8cm" svg:height="1.8cm" svg:x="5.104cm" svg:y="4.9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4" draw:id="id24" draw:layer="layout" svg:width="1.8cm" svg:height="1.8cm" svg:x="2.104cm" svg:y="16.5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04cm" svg:y1="3.7cm" svg:x2="5.104cm" svg:y2="3.701cm" draw:start-shape="id22" draw:start-glue-point="10" draw:end-shape="id13" draw:end-glue-point="6" svg:d="m2504 3700h1301v1h1299" svg:viewBox="0 0 2601 2">
          <text:p text:style-name="P1"><text:span text:style-name="T1"><text:tab/></text:span><text:span text:style-name="T1">ID</text:span></text:p>
          <text:p text:style-name="P1"><text:span text:style-name="T1"/></text:p>
        </draw:connector>
        <draw:connector draw:style-name="gr2" draw:text-style-name="P2" draw:layer="layout" svg:x1="2.504cm" svg:y1="3.7cm" svg:x2="5.104cm" svg:y2="5.801cm" draw:start-shape="id22" draw:start-glue-point="10" draw:end-shape="id17" draw:end-glue-point="6" svg:d="m2504 3700h1301v2101h1299" svg:viewBox="0 0 2601 210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><text:s text:c="10"/></text:span><text:span text:style-name="T1">input <text:s text:c="4"/></text:span></text:p>
          <text:p text:style-name="P1"><text:span text:style-name="T1"/></text:p>
          <text:p text:style-name="P1"><text:span text:style-name="T1"><text:s text:c="11"/></text:span></text:p>
        </draw:connector>
        <draw:connector draw:style-name="gr2" draw:text-style-name="P2" draw:layer="layout" svg:x1="2.504cm" svg:y1="3.7cm" svg:x2="5cm" svg:y2="8.317cm" draw:start-shape="id22" draw:start-glue-point="10" draw:end-shape="id23" svg:d="m2504 3700h1249v4617h1247" svg:viewBox="0 0 2497 461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7"/></text:span><text:span text:style-name="T1">if <text:s text:c="39"/></text:span></text:p>
        </draw:connector>
        <draw:connector draw:style-name="gr2" draw:text-style-name="P2" draw:layer="layout" svg:x1="2.504cm" svg:y1="3.7cm" svg:x2="2.367cm" svg:y2="16.763cm" draw:start-shape="id22" draw:start-glue-point="10" draw:end-shape="id24" draw:end-glue-point="5" svg:d="m2504 3700h502v6851h-639v6212" svg:viewBox="0 0 640 130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5"/></text:span><text:span text:style-name="T1">for <text:s text:c="46"/></text:span></text:p>
          <text:p text:style-name="P1"><text:span text:style-name="T1"/></text:p>
        </draw:connector>
        <draw:connector draw:style-name="gr4" draw:text-style-name="P2" draw:layer="layout" svg:x1="1.604cm" svg:y1="4.6cm" svg:x2="1.604cm" svg:y2="5.7cm" draw:start-shape="id22" draw:start-glue-point="8" draw:end-shape="id25" draw:end-glue-point="0" svg:d="m1604 4600v1100" svg:viewBox="0 0 1 1101">
          <text:p/>
        </draw:connector>
        <draw:frame draw:style-name="gr11" draw:text-style-name="P3" xml:id="id25" draw:id="id25" draw:layer="layout" svg:width="3.2cm" svg:height="0.963cm" svg:x="0.004cm" svg:y="5.7cm">
          <draw:text-box>
            <text:p>Помилка</text:p>
          </draw:text-box>
        </draw:frame>
        <draw:frame draw:style-name="gr10" draw:layer="layout" svg:width="0.849cm" svg:height="0.972cm" svg:x="6.104cm" svg:y="1.528cm">
          <draw:text-box>
            <text:p><text:span text:style-name="T2">≠</text:span></text:p>
          </draw:text-box>
        </draw:frame>
        <draw:custom-shape draw:style-name="gr15" draw:text-style-name="P1" xml:id="id16" draw:id="id16" draw:layer="layout" svg:width="1.8cm" svg:height="1.8cm" svg:x="13.704cm" svg:y="2.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3.7cm" svg:x2="17.904cm" svg:y2="3.718cm" draw:start-shape="id16" draw:start-glue-point="10" draw:end-shape="id26" svg:d="m15504 3700h502l1398 18h500" svg:viewBox="0 0 2401 19">
          <text:p><text:span text:style-name="T2"/></text:p>
          <text:p><text:span text:style-name="T2"><text:s text:c="4"/></text:span><text:span text:style-name="T2">¢≠</text:span></text:p>
          <text:p><text:span text:style-name="T2"/></text:p>
          <text:p><text:span text:style-name="T2"/></text:p>
        </draw:connector>
        <draw:frame draw:style-name="gr12" draw:text-style-name="P3" xml:id="id29" draw:id="id29" draw:layer="layout" svg:width="3.2cm" svg:height="0.963cm" svg:x="12.6cm" svg:y="10.237cm">
          <draw:text-box>
            <text:p>Помилка</text:p>
          </draw:text-box>
        </draw:frame>
        <draw:g xml:id="id23" draw:id="id23">
          <draw:frame draw:style-name="gr6" draw:text-style-name="P6" draw:layer="layout" svg:width="0.9cm" svg:height="1.322cm" svg:x="5cm" svg:y="7.6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cm" svg:y="7.6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6cm" svg:y="7.6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ustom-shape draw:style-name="gr18" draw:text-style-name="P1" xml:id="id27" draw:id="id27" draw:layer="layout" svg:width="1.8cm" svg:height="1.8cm" svg:x="10.704cm" svg:y="7.4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1cm" svg:y1="8.317cm" svg:x2="10.704cm" svg:y2="8.3cm" draw:start-shape="id23" draw:start-glue-point="1" draw:end-shape="id27" draw:end-glue-point="6" svg:d="m9100 8317h802v-17h802" svg:viewBox="0 0 1605 18">
          <text:p/>
        </draw:connector>
        <draw:connector draw:style-name="gr2" draw:text-style-name="P2" draw:layer="layout" svg:x1="12.504cm" svg:y1="8.3cm" svg:x2="15.104cm" svg:y2="8.282cm" draw:start-shape="id27" draw:start-glue-point="10" draw:end-shape="id28" draw:end-glue-point="3" svg:d="m12504 8300h1301v-18h1299" svg:viewBox="0 0 2601 19">
          <text:p text:style-name="P1"><text:span text:style-name="T2">˩</text:span></text:p>
          <text:p text:style-name="P1"><text:span text:style-name="T2"/></text:p>
          <text:p text:style-name="P1"><text:span text:style-name="T1"/></text:p>
        </draw:connector>
        <draw:connector draw:style-name="gr4" draw:text-style-name="P2" draw:layer="layout" svg:x1="11.604cm" svg:y1="9.2cm" svg:x2="14.2cm" svg:y2="10.237cm" draw:start-shape="id27" draw:start-glue-point="8" draw:end-shape="id29" draw:end-glue-point="0" svg:d="m11604 9200v520h2596v517" svg:viewBox="0 0 2597 1038">
          <text:p/>
        </draw:connector>
        <draw:g xml:id="id28" draw:id="id28">
          <draw:frame draw:style-name="gr6" draw:text-style-name="P6" draw:layer="layout" svg:width="0.9cm" svg:height="1.322cm" svg:x="15.104cm" svg:y="7.6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104cm" svg:y="7.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704cm" svg:y="7.6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0" draw:id="id30" draw:layer="layout" svg:width="1.8cm" svg:height="1.8cm" svg:x="18.4cm" svg:y="9.8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154cm" svg:y1="8.965cm" svg:x2="19.3cm" svg:y2="9.8cm" draw:start-shape="id28" draw:start-glue-point="2" draw:end-shape="id30" draw:end-glue-point="4" svg:d="m17154 8965v417h2146v418" svg:viewBox="0 0 2147 836">
          <text:p/>
        </draw:connector>
        <draw:connector draw:style-name="gr4" draw:text-style-name="P2" draw:layer="layout" svg:x1="18.4cm" svg:y1="10.7cm" svg:x2="15.8cm" svg:y2="10.718cm" draw:start-shape="id30" draw:start-glue-point="6" draw:end-shape="id29" svg:d="m18400 10700h-1300v18h-1300" svg:viewBox="0 0 2601 19">
          <text:p/>
        </draw:connector>
        <draw:custom-shape draw:style-name="gr18" draw:text-style-name="P1" xml:id="id31" draw:id="id31" draw:layer="layout" svg:width="1.8cm" svg:height="1.8cm" svg:x="18.4cm" svg:y="12.4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3cm" svg:y1="11.6cm" svg:x2="19.3cm" svg:y2="12.4cm" draw:start-shape="id30" draw:start-glue-point="8" draw:end-shape="id31" draw:end-glue-point="4" svg:d="m19300 11600v800" svg:viewBox="0 0 1 801">
          <text:p text:style-name="P1"><text:span text:style-name="T2"><text:s text:c="5"/></text:span><text:span text:style-name="T2">˩</text:span></text:p>
        </draw:connector>
        <draw:connector draw:style-name="gr4" draw:text-style-name="P2" draw:layer="layout" svg:x1="18.4cm" svg:y1="13.3cm" svg:x2="14.2cm" svg:y2="11.2cm" draw:start-shape="id31" draw:start-glue-point="6" draw:end-shape="id29" draw:end-glue-point="2" svg:d="m18400 13300h-4200v-2100" svg:viewBox="0 0 4201 2101">
          <text:p/>
        </draw:connector>
        <draw:connector draw:style-name="gr2" draw:text-style-name="P2" draw:layer="layout" svg:x1="19.3cm" svg:y1="14.2cm" svg:x2="17.304cm" svg:y2="14.8cm" draw:start-shape="id31" draw:start-glue-point="8" draw:end-shape="id32" svg:d="m19300 14200v600h-1996" svg:viewBox="0 0 1997 601">
          <text:p text:style-name="P1"><text:span text:style-name="T1"><text:s text:c="2"/></text:span><text:span text:style-name="T1"><text:tab/></text:span><text:span text:style-name="T1">else</text:span></text:p>
        </draw:connector>
        <draw:g xml:id="id33" draw:id="id33">
          <draw:frame draw:style-name="gr6" draw:text-style-name="P6" draw:layer="layout" svg:width="0.9cm" svg:height="1.322cm" svg:x="10.304cm" svg:y="14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304cm" svg:y="14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0.904cm" svg:y="14.1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4" draw:id="id34" draw:layer="layout" svg:width="1.8cm" svg:height="1.8cm" svg:x="7.504cm" svg:y="13.9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304cm" svg:y1="14.782cm" svg:x2="9.304cm" svg:y2="14.8cm" draw:start-shape="id33" draw:start-glue-point="3" draw:end-shape="id34" draw:end-glue-point="10" svg:d="m10304 14782h-499v18h-501" svg:viewBox="0 0 1001 19">
          <text:p/>
        </draw:connector>
        <draw:custom-shape draw:style-name="gr18" draw:text-style-name="P1" xml:id="id35" draw:id="id35" draw:layer="layout" svg:width="1.8cm" svg:height="1.8cm" svg:x="3.904cm" svg:y="11.7cm">
          <text:p text:style-name="P1">2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404cm" svg:y1="13.9cm" svg:x2="12.6cm" svg:y2="10.718cm" draw:start-shape="id34" draw:start-glue-point="4" draw:end-shape="id29" draw:end-glue-point="3" svg:d="m8404 13900v-3182h4196" svg:viewBox="0 0 4197 3183">
          <text:p/>
        </draw:connector>
        <draw:connector draw:style-name="gr2" draw:text-style-name="P2" draw:layer="layout" svg:x1="7.504cm" svg:y1="14.8cm" svg:x2="5.704cm" svg:y2="12.6cm" draw:start-shape="id34" draw:start-glue-point="6" draw:end-shape="id35" draw:end-glue-point="10" svg:d="m7504 14800h-899v-2200h-901" svg:viewBox="0 0 1801 2201">
          <text:p text:style-name="P1"><text:span text:style-name="T2"><text:s text:c="2"/></text:span></text:p>
          <text:p text:style-name="P1"><text:span text:style-name="T2"/></text:p>
          <text:p text:style-name="P1"><text:span text:style-name="T2"/></text:p>
          <text:p text:style-name="P1"><text:span text:style-name="T2"><text:s text:c="5"/></text:span><text:span text:style-name="T2">˩</text:span></text:p>
          <text:p text:style-name="P1"><text:span text:style-name="T2"/></text:p>
        </draw:connector>
        <draw:connector draw:style-name="gr4" draw:text-style-name="P2" draw:layer="layout" svg:x1="5.441cm" svg:y1="11.963cm" svg:x2="12.6cm" svg:y2="10.718cm" draw:start-shape="id35" draw:start-glue-point="11" draw:end-shape="id29" draw:end-glue-point="3" svg:d="m5441 11963h3712v-1245h3447" svg:viewBox="0 0 7160 1246">
          <text:p/>
        </draw:connector>
        <draw:line draw:style-name="gr4" draw:text-style-name="P2" draw:layer="layout" svg:x1="8.404cm" svg:y1="14cm" svg:x2="8.404cm" svg:y2="10.7cm">
          <text:p/>
        </draw:line>
        <draw:connector draw:style-name="gr2" draw:text-style-name="P2" draw:layer="layout" svg:x1="4.804cm" svg:y1="11.7cm" svg:x2="4.8cm" svg:y2="9.9cm" draw:start-shape="id35" draw:start-glue-point="4" draw:end-shape="id36" draw:end-glue-point="2" svg:d="m4804 11700v-900h-4v-900" svg:viewBox="0 0 5 1801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endif</text:span></text:p>
          <text:p text:style-name="P1"><text:span text:style-name="T1"/></text:p>
          <text:p text:style-name="P1"><text:span text:style-name="T1"/></text:p>
        </draw:connector>
        <draw:frame draw:style-name="gr11" draw:text-style-name="P3" xml:id="id36" draw:id="id36" draw:layer="layout" svg:width="2.2cm" svg:height="0.963cm" svg:x="3.7cm" svg:y="8.937cm">
          <draw:text-box>
            <text:p>Вихід</text:p>
          </draw:text-box>
        </draw:frame>
        <draw:frame draw:style-name="gr19" draw:layer="layout" svg:width="0.849cm" svg:height="0.971cm" svg:x="6.0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12.904cm" svg:y="5.7cm">
          <draw:text-box>
            <text:p><text:span text:style-name="T2">≠</text:span></text:p>
          </draw:text-box>
        </draw:frame>
        <draw:frame draw:style-name="gr10" draw:layer="layout" svg:width="0.849cm" svg:height="0.972cm" svg:x="11.704cm" svg:y="8.928cm">
          <draw:text-box>
            <text:p><text:span text:style-name="T2">≠</text:span></text:p>
          </draw:text-box>
        </draw:frame>
        <draw:frame draw:style-name="gr10" draw:layer="layout" svg:width="0.849cm" svg:height="0.972cm" svg:x="17.655cm" svg:y="9.828cm">
          <draw:text-box>
            <text:p><text:span text:style-name="T2">≠</text:span></text:p>
          </draw:text-box>
        </draw:frame>
        <draw:frame draw:style-name="gr10" draw:layer="layout" svg:width="0.849cm" svg:height="0.972cm" svg:x="17.555cm" svg:y="12.428cm">
          <draw:text-box>
            <text:p><text:span text:style-name="T2">≠</text:span></text:p>
          </draw:text-box>
        </draw:frame>
        <draw:frame draw:style-name="gr10" draw:layer="layout" svg:width="0.849cm" svg:height="0.972cm" svg:x="5.404cm" svg:y="11.1cm">
          <draw:text-box>
            <text:p><text:span text:style-name="T2">≠</text:span></text:p>
          </draw:text-box>
        </draw:frame>
        <draw:frame draw:style-name="gr10" draw:layer="layout" svg:width="0.849cm" svg:height="0.972cm" svg:x="8.204cm" svg:y="13cm">
          <draw:text-box>
            <text:p><text:span text:style-name="T2">≠</text:span></text:p>
          </draw:text-box>
        </draw:frame>
        <draw:custom-shape draw:style-name="gr18" draw:text-style-name="P1" xml:id="id32" draw:id="id32" draw:layer="layout" svg:width="1.8cm" svg:height="1.8cm" svg:x="15.504cm" svg:y="13.9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14.8cm" svg:x2="14.404cm" svg:y2="14.782cm" draw:start-shape="id32" draw:start-glue-point="6" draw:end-shape="id33" draw:end-glue-point="1" svg:d="m15504 14800h-501l-99-18h-500" svg:viewBox="0 0 1101 19">
          <text:p text:style-name="P1"><text:span text:style-name="T2">˩</text:span></text:p>
          <text:p text:style-name="P1"><text:span text:style-name="T2"/></text:p>
        </draw:connector>
        <draw:line draw:style-name="gr4" draw:text-style-name="P1" draw:layer="layout" svg:x1="16.404cm" svg:y1="13.9cm" svg:x2="16.404cm" svg:y2="13.3cm">
          <text:p/>
        </draw:line>
        <draw:frame draw:style-name="gr10" draw:layer="layout" svg:width="0.849cm" svg:height="0.972cm" svg:x="15.504cm" svg:y="13.1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328cm">
          <draw:text-box>
            <text:p><text:span text:style-name="T2">≠</text:span></text:p>
          </draw:text-box>
        </draw:frame>
        <draw:connector draw:style-name="gr2" draw:text-style-name="P2" draw:layer="layout" svg:x1="6.904cm" svg:y1="17.402cm" svg:x2="7.904cm" svg:y2="17.383cm" draw:start-shape="id37" draw:start-glue-point="10" draw:end-shape="id38" draw:end-glue-point="3" svg:d="m6904 17402h501v-19h499" svg:viewBox="0 0 10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39" draw:id="id39" draw:layer="layout" svg:width="3.2cm" svg:height="0.963cm" svg:x="7.304cm" svg:y="15.501cm">
          <draw:text-box>
            <text:p>Помилка</text:p>
          </draw:text-box>
        </draw:frame>
        <draw:connector draw:style-name="gr4" draw:text-style-name="P2" draw:layer="layout" svg:x1="6.004cm" svg:y1="16.502cm" svg:x2="7.304cm" svg:y2="15.982cm" draw:start-shape="id37" draw:start-glue-point="4" draw:end-shape="id39" draw:end-glue-point="3" svg:d="m6004 16502v-520h1300" svg:viewBox="0 0 1301 521">
          <text:p/>
        </draw:connector>
        <draw:g xml:id="id38" draw:id="id38">
          <draw:frame draw:style-name="gr6" draw:text-style-name="P6" draw:layer="layout" svg:width="0.9cm" svg:height="1.322cm" svg:x="7.904cm" svg:y="16.744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904cm" svg:y="16.70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504cm" svg:y="16.744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ustom-shape draw:style-name="gr17" draw:text-style-name="P1" xml:id="id37" draw:id="id37" draw:layer="layout" svg:width="1.8cm" svg:height="1.8cm" svg:x="5.104cm" svg:y="16.502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49cm" svg:height="0.972cm" svg:x="2.955cm" svg:y="15.7cm">
          <draw:text-box>
            <text:p><text:span text:style-name="T2">≠</text:span></text:p>
          </draw:text-box>
        </draw:frame>
        <draw:connector draw:style-name="gr2" draw:text-style-name="P8" draw:layer="layout" draw:type="lines" svg:x1="3.904cm" svg:y1="17.4cm" svg:x2="5.104cm" svg:y2="17.402cm" draw:start-shape="id24" draw:start-glue-point="10" draw:end-shape="id37" draw:end-glue-point="6" svg:d="m3904 17400h502l197 2h501" svg:viewBox="0 0 1201 3">
          <text:p text:style-name="P1"><text:span text:style-name="T5">ID</text:span></text:p>
          <text:p text:style-name="P1"><text:span text:style-name="T5"/></text:p>
        </draw:connector>
        <draw:connector draw:style-name="gr4" draw:text-style-name="P1" draw:layer="layout" draw:type="lines" svg:x1="3.004cm" svg:y1="16.5cm" svg:x2="7.304cm" svg:y2="15.982cm" draw:start-shape="id24" draw:start-glue-point="4" draw:end-shape="id39" svg:d="m3004 16500v-501l3800-17h500" svg:viewBox="0 0 4301 519">
          <text:p/>
        </draw:connector>
        <draw:frame draw:style-name="gr10" draw:layer="layout" svg:width="0.849cm" svg:height="0.972cm" svg:x="5.855cm" svg:y="15.728cm">
          <draw:text-box>
            <text:p><text:span text:style-name="T2">≠</text:span></text:p>
          </draw:text-box>
        </draw:frame>
        <draw:custom-shape draw:style-name="gr17" draw:text-style-name="P1" xml:id="id40" draw:id="id40" draw:layer="layout" svg:width="1.8cm" svg:height="1.8cm" svg:x="12.904cm" svg:y="16.5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41" draw:id="id41" draw:layer="layout" svg:width="3.2cm" svg:height="0.963cm" svg:x="11.201cm" svg:y="19.237cm">
          <draw:text-box>
            <text:p>Помилка</text:p>
          </draw:text-box>
        </draw:frame>
        <draw:connector draw:style-name="gr4" draw:text-style-name="P2" draw:layer="layout" svg:x1="13.804cm" svg:y1="18.3cm" svg:x2="12.801cm" svg:y2="19.237cm" draw:start-shape="id40" draw:start-glue-point="8" draw:end-shape="id41" draw:end-glue-point="0" svg:d="m13804 18300v470h-1003v467" svg:viewBox="0 0 1004 938">
          <text:p/>
        </draw:connector>
        <draw:g xml:id="id42" draw:id="id42">
          <draw:frame draw:style-name="gr6" draw:text-style-name="P6" draw:layer="layout" svg:width="0.9cm" svg:height="1.322cm" svg:x="15.501cm" svg:y="16.7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501cm" svg:y="16.7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6.101cm" svg:y="16.7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4.704cm" svg:y1="17.4cm" svg:x2="15.501cm" svg:y2="17.382cm" draw:start-shape="id40" draw:start-glue-point="10" draw:end-shape="id42" draw:end-glue-point="3" svg:d="m14704 17400h400v-18h397" svg:viewBox="0 0 798 19">
          <text:p text:style-name="P1"><text:span text:style-name="T1">to</text:span></text:p>
          <text:p text:style-name="P1"><text:span text:style-name="T1"/></text:p>
          <text:p text:style-name="P1"><text:span text:style-name="T1"/></text:p>
        </draw:connector>
        <draw:custom-shape draw:style-name="gr17" draw:text-style-name="P1" xml:id="id43" draw:id="id43" draw:layer="layout" svg:width="1.8cm" svg:height="1.8cm" svg:x="18.801cm" svg:y="18.8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601cm" svg:y1="17.382cm" svg:x2="19.701cm" svg:y2="18.8cm" draw:start-shape="id42" draw:start-glue-point="1" draw:end-shape="id43" draw:end-glue-point="4" svg:d="m19601 17382h100v1418" svg:viewBox="0 0 101 1419">
          <text:p/>
        </draw:connector>
        <draw:connector draw:style-name="gr4" draw:text-style-name="P2" draw:layer="layout" svg:x1="18.801cm" svg:y1="19.7cm" svg:x2="14.401cm" svg:y2="19.718cm" draw:start-shape="id43" draw:start-glue-point="6" draw:end-shape="id41" svg:d="m18801 19700h-2200v18h-2200" svg:viewBox="0 0 4401 19">
          <text:p/>
        </draw:connector>
        <draw:g xml:id="id44" draw:id="id44">
          <draw:frame draw:style-name="gr6" draw:text-style-name="P6" draw:layer="layout" svg:width="0.9cm" svg:height="1.322cm" svg:x="14.701cm" svg:y="21.3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7.701cm" svg:y="21.3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301cm" svg:y="21.3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9.701cm" svg:y1="20.6cm" svg:x2="18.801cm" svg:y2="22.017cm" draw:start-shape="id43" draw:start-glue-point="8" draw:end-shape="id44" svg:d="m19701 20600v1417h-900" svg:viewBox="0 0 901 1418">
          <text:p text:style-name="P1"><text:span text:style-name="T1"><text:tab/></text:span><text:span text:style-name="T1"> <text:s text:c="5"/></text:span><text:span text:style-name="T1">step</text:span></text:p>
        </draw:connector>
        <draw:custom-shape draw:style-name="gr17" draw:text-style-name="P1" xml:id="id45" draw:id="id45" draw:layer="layout" svg:width="1.8cm" svg:height="1.8cm" svg:x="11.901cm" svg:y="21.1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701cm" svg:y1="22.017cm" svg:x2="13.701cm" svg:y2="22cm" draw:start-shape="id44" draw:start-glue-point="3" draw:end-shape="id45" draw:end-glue-point="10" svg:d="m14701 22017h-499v-17h-501" svg:viewBox="0 0 1001 18">
          <text:p/>
        </draw:connector>
        <draw:connector draw:style-name="gr4" draw:text-style-name="P2" draw:layer="layout" svg:x1="12.801cm" svg:y1="21.1cm" svg:x2="12.801cm" svg:y2="20.2cm" draw:start-shape="id45" draw:start-glue-point="4" draw:end-shape="id41" draw:end-glue-point="2" svg:d="m12801 21100v-900" svg:viewBox="0 0 1 901">
          <text:p/>
        </draw:connector>
        <draw:g xml:id="id46" draw:id="id46">
          <draw:frame draw:style-name="gr6" draw:text-style-name="P6" draw:layer="layout" svg:width="0.9cm" svg:height="1.322cm" svg:x="7.001cm" svg:y="21.3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001cm" svg:y="21.3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7.601cm" svg:y="21.378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onnector draw:style-name="gr2" draw:text-style-name="P2" draw:layer="layout" svg:x1="11.901cm" svg:y1="22cm" svg:x2="11.101cm" svg:y2="22.017cm" draw:start-shape="id45" draw:start-glue-point="6" draw:end-shape="id46" draw:end-glue-point="1" svg:d="m11901 22000h-400v17h-400" svg:viewBox="0 0 801 18">
          <text:p text:style-name="P1"><text:span text:style-name="T2">˩</text:span></text:p>
          <text:p text:style-name="P1"><text:span text:style-name="T2"/></text:p>
        </draw:connector>
        <draw:custom-shape draw:style-name="gr17" draw:text-style-name="P1" xml:id="id47" draw:id="id47" draw:layer="layout" svg:width="1.8cm" svg:height="1.8cm" svg:x="4.601cm" svg:y="21.1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7.001cm" svg:y1="22.017cm" svg:x2="6.401cm" svg:y2="22cm" draw:start-shape="id46" draw:start-glue-point="3" draw:end-shape="id47" draw:end-glue-point="10" svg:d="m7001 22017h-299v-17h-301" svg:viewBox="0 0 601 18">
          <text:p/>
        </draw:connector>
        <draw:connector draw:style-name="gr4" draw:text-style-name="P2" draw:layer="layout" svg:x1="5.501cm" svg:y1="21.1cm" svg:x2="11.201cm" svg:y2="19.718cm" draw:start-shape="id47" draw:start-glue-point="4" draw:end-shape="id41" svg:d="m5501 21100v-1382h5700" svg:viewBox="0 0 5701 1383">
          <text:p/>
        </draw:connector>
        <draw:custom-shape draw:style-name="gr17" draw:text-style-name="P1" xml:id="id48" draw:id="id48" draw:layer="layout" svg:width="1.8cm" svg:height="1.8cm" svg:x="4.601cm" svg:y="23.7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501cm" svg:y1="22.9cm" svg:x2="5.501cm" svg:y2="23.7cm" draw:start-shape="id47" draw:start-glue-point="8" draw:end-shape="id48" draw:end-glue-point="4" svg:d="m5501 22900v800" svg:viewBox="0 0 1 801">
          <text:p text:style-name="P1"><text:span text:style-name="T2"><text:s text:c="3"/></text:span><text:span text:style-name="T2">˩</text:span></text:p>
        </draw:connector>
        <draw:connector draw:style-name="gr2" draw:text-style-name="P2" draw:layer="layout" svg:x1="6.401cm" svg:y1="24.6cm" svg:x2="8.701cm" svg:y2="24.581cm" draw:start-shape="id48" draw:start-glue-point="10" draw:end-shape="id49" draw:end-glue-point="3" svg:d="m6401 24600h1151v-19h1149" svg:viewBox="0 0 2301 20">
          <text:p text:style-name="P1"><text:span text:style-name="T1">next</text:span></text:p>
          <text:p text:style-name="P1"><text:span text:style-name="T1"/></text:p>
        </draw:connector>
        <draw:connector draw:style-name="gr4" draw:text-style-name="P2" draw:layer="layout" svg:x1="4.601cm" svg:y1="24.6cm" svg:x2="11.201cm" svg:y2="19.718cm" draw:start-shape="id48" draw:start-glue-point="6" draw:end-shape="id41" svg:d="m4601 24600h-501v-4882h7101" svg:viewBox="0 0 7102 4883">
          <text:p/>
        </draw:connector>
        <draw:line draw:style-name="gr4" draw:text-style-name="P2" draw:layer="layout" svg:x1="5.501cm" svg:y1="21.1cm" svg:x2="5.501cm" svg:y2="19.7cm">
          <text:p/>
        </draw:line>
        <draw:frame draw:style-name="gr11" draw:text-style-name="P3" xml:id="id49" draw:id="id49" draw:layer="layout" svg:width="2.2cm" svg:height="0.963cm" svg:x="8.701cm" svg:y="24.1cm">
          <draw:text-box>
            <text:p>Вихід</text:p>
          </draw:text-box>
        </draw:frame>
        <draw:connector draw:style-name="gr4" draw:text-style-name="P1" draw:layer="layout" draw:type="lines" svg:x1="12.004cm" svg:y1="17.383cm" svg:x2="12.904cm" svg:y2="17.4cm" draw:start-shape="id38" draw:start-glue-point="1" draw:end-shape="id40" draw:end-glue-point="6" svg:d="m12004 17383h500l-101 17h501" svg:viewBox="0 0 901 18">
          <text:p/>
        </draw:connector>
        <draw:frame draw:style-name="gr10" draw:layer="layout" svg:width="0.849cm" svg:height="0.972cm" svg:x="13.604cm" svg:y="18cm">
          <draw:text-box>
            <text:p><text:span text:style-name="T2">≠</text:span></text:p>
          </draw:text-box>
        </draw:frame>
        <draw:frame draw:style-name="gr10" draw:layer="layout" svg:width="0.849cm" svg:height="0.972cm" svg:x="5.255cm" svg:y="20.3cm">
          <draw:text-box>
            <text:p><text:span text:style-name="T2">≠</text:span></text:p>
          </draw:text-box>
        </draw:frame>
        <draw:frame draw:style-name="gr10" draw:layer="layout" svg:width="0.849cm" svg:height="0.972cm" svg:x="12.655cm" svg:y="20.3cm">
          <draw:text-box>
            <text:p><text:span text:style-name="T2">≠</text:span></text:p>
          </draw:text-box>
        </draw:frame>
        <draw:frame draw:style-name="gr10" draw:layer="layout" svg:width="0.849cm" svg:height="0.972cm" svg:x="18.055cm" svg:y="18.828cm">
          <draw:text-box>
            <text:p><text:span text:style-name="T2">≠</text:span></text:p>
          </draw:text-box>
        </draw:frame>
        <draw:frame draw:style-name="gr10" draw:layer="layout" svg:width="0.849cm" svg:height="0.972cm" svg:x="4.004cm" svg:y="23.728cm">
          <draw:text-box>
            <text:p><text:span text:style-name="T2">≠</text:span></text:p>
          </draw:text-box>
        </draw:frame>
        <draw:frame draw:style-name="gr20" draw:text-style-name="P1" draw:layer="layout" svg:width="1.806cm" svg:height="0.688cm" svg:x="3.198cm" svg:y="5.712cm">
          <draw:text-box>
            <text:p text:style-name="P1"><text:span text:style-name="T1"><text:s/></text:span><text:span text:style-name="T1">output </text:span></text:p>
          </draw:text-box>
        </draw:frame>
        <draw:custom-shape draw:style-name="gr16" draw:text-style-name="P1" xml:id="id18" draw:id="id18" draw:layer="layout" svg:width="1.8cm" svg:height="1.8cm" svg:x="8.204cm" svg:y="4.9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8cm" svg:height="1.8cm" svg:x="11.204cm" svg:y="4.9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4cm" svg:y1="5.8cm" svg:x2="11.204cm" svg:y2="5.8cm" draw:start-shape="id18" draw:start-glue-point="10" draw:end-shape="id20" draw:end-glue-point="6" svg:d="m10004 58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4cm" svg:y1="4.9cm" svg:x2="9.104cm" svg:y2="4.9cm" draw:start-shape="id20" draw:start-glue-point="4" draw:end-shape="id18" draw:end-glue-point="4" svg:d="m12104 4900v-501h-3000v501" svg:viewBox="0 0 3001 502">
          <text:p text:style-name="P1"><text:span text:style-name="T1"><text:s text:c="23"/></text:span><text:span text:style-name="T1">,</text:span></text:p>
        </draw:connector>
      </draw:page>
      <draw:page draw:name="page3" draw:style-name="dp1" draw:master-page-name="Звичайний">
        <draw:frame draw:style-name="gr21" draw:text-style-name="P7" draw:layer="layout" svg:width="15.532cm" svg:height="0.964cm" svg:x="1.668cm" svg:y="10.536cm">
          <draw:text-box>
            <text:p><text:span text:style-name="T4">П/а Арифметичний вираз</text:span></text:p>
          </draw:text-box>
        </draw:frame>
        <draw:connector draw:style-name="gr2" draw:text-style-name="P2" draw:layer="layout" svg:x1="2.9cm" svg:y1="14.002cm" svg:x2="13.404cm" svg:y2="14cm" draw:start-shape="id50" draw:start-glue-point="10" draw:end-shape="id51" draw:end-glue-point="6" svg:d="m2900 14002h5253v-2h5251" svg:viewBox="0 0 10505 3">
          <text:p><text:span text:style-name="T2">var const</text:span></text:p>
          <text:p><text:span text:style-name="T2"/></text:p>
        </draw:connector>
        <draw:custom-shape draw:style-name="gr22" draw:text-style-name="P1" xml:id="id50" draw:id="id50" draw:layer="layout" svg:width="1.8cm" svg:height="1.8cm" svg:x="1.1cm" svg:y="13.102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55" draw:id="id55" draw:layer="layout" svg:width="2.2cm" svg:height="0.963cm" svg:x="16.204cm" svg:y="13.437cm">
          <draw:text-box>
            <text:p>Вихід</text:p>
          </draw:text-box>
        </draw:frame>
        <draw:g xml:id="id52" draw:id="id52">
          <draw:frame draw:style-name="gr6" draw:text-style-name="P6" draw:layer="layout" svg:width="0.9cm" svg:height="1.322cm" svg:x="4.8cm" svg:y="15.1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8cm" svg:y="15.1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4cm" svg:y="15.1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2cm" svg:y1="14.902cm" svg:x2="4.8cm" svg:y2="15.817cm" draw:start-shape="id50" draw:start-glue-point="8" draw:end-shape="id52" svg:d="m2000 14902v915h2800" svg:viewBox="0 0 2801 916">
          <text:p text:style-name="P1"><text:span text:style-name="T1">(</text:span></text:p>
        </draw:connector>
        <draw:custom-shape draw:style-name="gr22" draw:text-style-name="P1" xml:id="id53" draw:id="id53" draw:layer="layout" svg:width="1.8cm" svg:height="1.8cm" svg:x="9.8cm" svg:y="14.9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15.817cm" svg:x2="9.8cm" svg:y2="15.8cm" draw:start-shape="id52" draw:start-glue-point="1" draw:end-shape="id53" draw:end-glue-point="6" svg:d="m8900 15817h450v-17h450" svg:viewBox="0 0 901 18">
          <text:p/>
        </draw:connector>
        <draw:frame draw:style-name="gr12" draw:text-style-name="P3" xml:id="id54" draw:id="id54" draw:layer="layout" svg:width="3.2cm" svg:height="0.963cm" svg:x="5.1cm" svg:y="17.137cm">
          <draw:text-box>
            <text:p>Помилка</text:p>
          </draw:text-box>
        </draw:frame>
        <draw:connector draw:style-name="gr4" draw:text-style-name="P2" draw:layer="layout" svg:x1="2cm" svg:y1="14.902cm" svg:x2="5.1cm" svg:y2="17.618cm" draw:start-shape="id50" draw:start-glue-point="8" draw:end-shape="id54" draw:end-glue-point="3" svg:d="m2000 14902v2716h3100" svg:viewBox="0 0 3101 2717">
          <text:p/>
        </draw:connector>
        <draw:connector draw:style-name="gr4" draw:text-style-name="P2" draw:layer="layout" svg:x1="10.7cm" svg:y1="16.7cm" svg:x2="8.3cm" svg:y2="17.618cm" draw:start-shape="id53" draw:start-glue-point="8" draw:end-shape="id54" draw:end-glue-point="1" svg:d="m10700 16700v918h-2400" svg:viewBox="0 0 2401 919">
          <text:p/>
        </draw:connector>
        <draw:custom-shape draw:style-name="gr22" draw:text-style-name="P1" xml:id="id51" draw:id="id51" draw:layer="layout" svg:width="1.8cm" svg:height="1.8cm" svg:x="13.404cm" svg:y="13.1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5.204cm" svg:y1="14cm" svg:x2="16.204cm" svg:y2="13.918cm" draw:start-shape="id51" draw:start-glue-point="10" draw:end-shape="id55" draw:end-glue-point="3" svg:d="m15204 14000h501v-82h499" svg:viewBox="0 0 1001 83">
          <text:p/>
        </draw:connector>
        <draw:connector draw:style-name="gr2" draw:text-style-name="P5" draw:layer="layout" svg:x1="11.6cm" svg:y1="15.8cm" svg:x2="14.304cm" svg:y2="14.9cm" draw:start-shape="id53" draw:start-glue-point="10" draw:end-shape="id51" draw:end-glue-point="8" svg:d="m11600 15800h2704v-900" svg:viewBox="0 0 2705 901">
          <text:p text:style-name="P4"><text:span text:style-name="T1">)</text:span></text:p>
        </draw:connector>
        <draw:connector draw:style-name="gr2" draw:text-style-name="P5" draw:layer="layout" svg:x1="14.304cm" svg:y1="13.1cm" svg:x2="2cm" svg:y2="13.102cm" draw:start-shape="id51" draw:start-glue-point="4" draw:end-shape="id50" draw:end-glue-point="4" svg:d="m14304 13100v-501h-12304v503" svg:viewBox="0 0 12305 504">
          <text:p text:style-name="P4"><text:span text:style-name="T1">+ - * / ^</text:span></text:p>
        </draw:connector>
        <draw:frame draw:style-name="gr21" draw:text-style-name="P7" draw:layer="layout" svg:width="15.532cm" svg:height="0.964cm" svg:x="1.468cm" svg:y="19.736cm">
          <draw:text-box>
            <text:p><text:span text:style-name="T4">П/а Логічний вираз</text:span></text:p>
          </draw:text-box>
        </draw:frame>
        <draw:custom-shape draw:style-name="gr23" draw:text-style-name="P1" xml:id="id56" draw:id="id56" draw:layer="layout" svg:width="1.8cm" svg:height="1.8cm" svg:x="1.204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4" draw:id="id64" draw:layer="layout" svg:width="2.2cm" svg:height="0.963cm" svg:x="18.304cm" svg:y="22.7cm">
          <draw:text-box>
            <text:p>Вихід</text:p>
          </draw:text-box>
        </draw:frame>
        <draw:g xml:id="id57" draw:id="id57">
          <draw:frame draw:style-name="gr6" draw:text-style-name="P6" draw:layer="layout" svg:width="0.9cm" svg:height="1.322cm" svg:x="5.3cm" svg:y="22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.3cm" svg:y="22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9cm" svg:y="22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onnector draw:style-name="gr2" draw:text-style-name="P2" draw:layer="layout" svg:x1="3.004cm" svg:y1="23.2cm" svg:x2="5.3cm" svg:y2="23.217cm" draw:start-shape="id56" draw:start-glue-point="10" draw:end-shape="id57" svg:d="m3004 23200h1149v17h1147" svg:viewBox="0 0 2297 18">
          <text:p text:style-name="P1"><text:span text:style-name="T1">[</text:span></text:p>
          <text:p text:style-name="P1"><text:span text:style-name="T1"/></text:p>
          <text:p text:style-name="P1"><text:span text:style-name="T1"/></text:p>
        </draw:connector>
        <draw:custom-shape draw:style-name="gr23" draw:text-style-name="P1" xml:id="id58" draw:id="id58" draw:layer="layout" svg:width="1.8cm" svg:height="1.8cm" svg:x="10.4cm" svg:y="22.3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4cm" svg:y1="23.217cm" svg:x2="10.4cm" svg:y2="23.2cm" draw:start-shape="id57" draw:start-glue-point="1" draw:end-shape="id58" draw:end-glue-point="6" svg:d="m9400 23217h500v-17h500" svg:viewBox="0 0 1001 18">
          <text:p/>
        </draw:connector>
        <draw:connector draw:style-name="gr2" draw:text-style-name="P2" draw:layer="layout" svg:x1="12.2cm" svg:y1="23.2cm" svg:x2="15.604cm" svg:y2="23.2cm" draw:start-shape="id58" draw:start-glue-point="10" draw:end-shape="id59" draw:end-glue-point="6" svg:d="m12200 23200h3404" svg:viewBox="0 0 3405 1">
          <text:p text:style-name="P1"><text:span text:style-name="T1">]</text:span></text:p>
          <text:p text:style-name="P1"><text:span text:style-name="T1"/></text:p>
          <text:p text:style-name="P1"><text:span text:style-name="T1"/></text:p>
        </draw:connector>
        <draw:frame draw:style-name="gr12" draw:text-style-name="P3" xml:id="id60" draw:id="id60" draw:layer="layout" svg:width="3.2cm" svg:height="0.963cm" svg:x="7.404cm" svg:y="24.7cm">
          <draw:text-box>
            <text:p>Помилка</text:p>
          </draw:text-box>
        </draw:frame>
        <draw:connector draw:style-name="gr4" draw:text-style-name="P2" draw:layer="layout" svg:x1="11.3cm" svg:y1="24.1cm" svg:x2="10.604cm" svg:y2="25.181cm" draw:start-shape="id58" draw:start-glue-point="8" draw:end-shape="id60" draw:end-glue-point="1" svg:d="m11300 24100v1081h-696" svg:viewBox="0 0 697 1082">
          <text:p/>
        </draw:connector>
        <draw:connector draw:style-name="gr2" draw:text-style-name="P9" draw:layer="layout" draw:type="curve" svg:x1="1.467cm" svg:y1="22.563cm" svg:x2="1.467cm" svg:y2="23.837cm" draw:start-shape="id56" draw:start-glue-point="5" draw:end-shape="id56" draw:end-glue-point="7" svg:d="m1467 22563c-1146 0-1146 1274 0 1274" svg:viewBox="0 0 860 1275">
          <text:p text:style-name="P1"><text:span text:style-name="T6">! <text:s/></text:span></text:p>
        </draw:connector>
        <draw:g xml:id="id61" draw:id="id61">
          <draw:frame draw:style-name="gr6" draw:text-style-name="P6" draw:layer="layout" svg:width="0.9cm" svg:height="1.322cm" svg:x="0.0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0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0.6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4" draw:text-style-name="P2" draw:layer="layout" svg:x1="2.104cm" svg:y1="24.1cm" svg:x2="2.054cm" svg:y2="26.1cm" draw:start-shape="id56" draw:start-glue-point="8" draw:end-shape="id61" draw:end-glue-point="0" svg:d="m2104 24100v1001h-50v999" svg:viewBox="0 0 51 2001">
          <text:p/>
        </draw:connector>
        <draw:custom-shape draw:style-name="gr23" draw:text-style-name="P1" xml:id="id62" draw:id="id62" draw:layer="layout" svg:width="1.8cm" svg:height="1.8cm" svg:x="5.704cm" svg:y="25.9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104cm" svg:y1="26.782cm" svg:x2="5.704cm" svg:y2="26.8cm" draw:start-shape="id61" draw:start-glue-point="1" draw:end-shape="id62" draw:end-glue-point="6" svg:d="m4104 26782h800v18h800" svg:viewBox="0 0 1601 19">
          <text:p/>
        </draw:connector>
        <draw:g xml:id="id63" draw:id="id63">
          <draw:frame draw:style-name="gr6" draw:text-style-name="P6" draw:layer="layout" svg:width="0.9cm" svg:height="1.322cm" svg:x="11.9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4.9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2.5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7.504cm" svg:y1="26.8cm" svg:x2="11.904cm" svg:y2="26.782cm" draw:start-shape="id62" draw:start-glue-point="10" draw:end-shape="id63" draw:end-glue-point="3" svg:d="m7504 26800h2201v-18h2199" svg:viewBox="0 0 4401 1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 &lt; &gt;= &lt;= != equ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16.004cm" svg:y1="26.782cm" svg:x2="16.504cm" svg:y2="24.1cm" draw:start-shape="id63" draw:start-glue-point="1" draw:end-shape="id59" draw:end-glue-point="8" svg:d="m16004 26782h500v-2682" svg:viewBox="0 0 501 2683">
          <text:p/>
        </draw:connector>
        <draw:connector draw:style-name="gr4" draw:text-style-name="P2" draw:layer="layout" svg:x1="6.604cm" svg:y1="25.9cm" svg:x2="7.404cm" svg:y2="25.181cm" draw:start-shape="id62" draw:start-glue-point="4" draw:end-shape="id60" draw:end-glue-point="3" svg:d="m6604 25900v-719h800" svg:viewBox="0 0 801 720">
          <text:p/>
        </draw:connector>
        <draw:custom-shape draw:style-name="gr23" draw:text-style-name="P1" xml:id="id59" draw:id="id59" draw:layer="layout" svg:width="1.8cm" svg:height="1.8cm" svg:x="15.604cm" svg:y="22.3cm">
          <text:p text:style-name="P1">5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6.504cm" svg:y1="22.3cm" svg:x2="2.104cm" svg:y2="22.3cm" draw:start-shape="id59" draw:start-glue-point="4" draw:end-shape="id56" draw:end-glue-point="4" svg:d="m16504 22300v-501h-14400v501" svg:viewBox="0 0 14401 502">
          <text:p text:style-name="P4"><text:span text:style-name="T1">and o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4" draw:text-style-name="P5" draw:layer="layout" svg:x1="17.404cm" svg:y1="23.2cm" svg:x2="18.304cm" svg:y2="23.181cm" draw:start-shape="id59" draw:start-glue-point="10" draw:end-shape="id64" draw:end-glue-point="3" svg:d="m17404 23200h451v-19h449" svg:viewBox="0 0 901 20">
          <text:p/>
        </draw:connector>
        <draw:frame draw:style-name="gr21" draw:text-style-name="P7" draw:layer="layout" svg:width="6.5cm" svg:height="0.964cm" svg:x="1.304cm" svg:y="2.001cm">
          <draw:text-box>
            <text:p><text:span text:style-name="T4">П/а Блок операторів</text:span></text:p>
          </draw:text-box>
        </draw:frame>
        <draw:custom-shape draw:style-name="gr24" draw:text-style-name="P1" xml:id="id65" draw:id="id65" draw:layer="layout" svg:width="1.8cm" svg:height="1.8cm" svg:x="2cm" svg:y="3.91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66" draw:id="id66" draw:layer="layout" svg:width="1.8cm" svg:height="1.8cm" svg:x="6.604cm" svg:y="3.901cm">
          <text:p text:style-name="P1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8cm" svg:y1="4.815cm" svg:x2="6.604cm" svg:y2="4.801cm" draw:start-shape="id65" draw:start-glue-point="10" draw:end-shape="id66" draw:end-glue-point="6" svg:d="m3800 4815h1403v-14h1401" svg:viewBox="0 0 2805 15">
          <text:p text:style-name="P1"><text:span text:style-name="T5">{</text:span></text:p>
          <text:p text:style-name="P1"><text:span text:style-name="T1"/></text:p>
          <text:p text:style-name="P1"><text:span text:style-name="T1"/></text:p>
        </draw:connector>
        <draw:g xml:id="id67" draw:id="id67">
          <draw:frame draw:style-name="gr6" draw:text-style-name="P6" draw:layer="layout" svg:width="0.9cm" svg:height="1.322cm" svg:x="0.8cm" svg:y="6.65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8cm" svg:y="6.61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.4cm" svg:y="6.658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2.9cm" svg:y1="5.715cm" svg:x2="2.85cm" svg:y2="6.615cm" draw:start-shape="id65" draw:start-glue-point="8" draw:end-shape="id67" draw:end-glue-point="0" svg:d="m2900 5715v451h-50v449" svg:viewBox="0 0 51 901">
          <text:p/>
        </draw:connector>
        <draw:frame draw:style-name="gr11" draw:text-style-name="P3" xml:id="id69" draw:id="id69" draw:layer="layout" svg:width="2.2cm" svg:height="0.963cm" svg:x="8.104cm" svg:y="8.238cm">
          <draw:text-box>
            <text:p>Вихід</text:p>
          </draw:text-box>
        </draw:frame>
        <draw:frame draw:style-name="gr12" draw:text-style-name="P3" xml:id="id71" draw:id="id71" draw:layer="layout" svg:width="3.2cm" svg:height="0.963cm" svg:x="11.304cm" svg:y="1.838cm">
          <draw:text-box>
            <text:p>Помилка</text:p>
          </draw:text-box>
        </draw:frame>
        <draw:g xml:id="id72" draw:id="id72">
          <draw:frame draw:style-name="gr6" draw:text-style-name="P6" draw:layer="layout" svg:width="0.9cm" svg:height="1.322cm" svg:x="10.904cm" svg:y="4.179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904cm" svg:y="4.13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1.504cm" svg:y="4.179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ustom-shape draw:style-name="gr24" draw:text-style-name="P1" xml:id="id68" draw:id="id68" draw:layer="layout" svg:width="1.8cm" svg:height="1.8cm" svg:x="5.604cm" svg:y="6.401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04cm" svg:y1="7.301cm" svg:x2="9.204cm" svg:y2="8.238cm" draw:start-shape="id68" draw:start-glue-point="10" draw:end-shape="id69" svg:d="m7404 7301h1800v937" svg:viewBox="0 0 1801 938">
          <text:p><text:span text:style-name="T2"><text:s text:c="2"/></text:span><text:span text:style-name="T2">¢≠</text:span></text:p>
          <text:p><text:span text:style-name="T2"/></text:p>
          <text:p><text:span text:style-name="T2"/></text:p>
        </draw:connector>
        <draw:connector draw:style-name="gr4" draw:text-style-name="P1" draw:layer="layout" svg:x1="4.9cm" svg:y1="7.297cm" svg:x2="5.604cm" svg:y2="7.301cm" draw:start-shape="id67" draw:start-glue-point="1" draw:end-shape="id68" draw:end-glue-point="6" svg:d="m4900 7297h352v4h352" svg:viewBox="0 0 705 5">
          <text:p/>
        </draw:connector>
        <draw:custom-shape draw:style-name="gr24" draw:text-style-name="P1" xml:id="id70" draw:id="id70" draw:layer="layout" svg:width="1.8cm" svg:height="1.8cm" svg:x="11.304cm" svg:y="7.001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1cm" svg:y1="5.438cm" svg:x2="11.567cm" svg:y2="7.264cm" draw:start-shape="id66" draw:start-glue-point="9" draw:end-shape="id70" draw:end-glue-point="5" svg:d="m8141 5438h1714v1826h1712" svg:viewBox="0 0 3427 1827">
          <text:p text:style-name="P1"><text:span text:style-name="T2"><text:s text:c="3"/></text:span><text:span text:style-name="T2">˩</text:span></text:p>
        </draw:connector>
        <draw:connector draw:style-name="gr2" draw:text-style-name="P8" draw:layer="layout" svg:x1="11.304cm" svg:y1="7.901cm" svg:x2="10.304cm" svg:y2="8.719cm" draw:start-shape="id70" draw:start-glue-point="6" draw:end-shape="id69" draw:end-glue-point="1" svg:d="m11304 7901h-500v818h-500" svg:viewBox="0 0 1001 819">
          <text:p text:style-name="P1"><text:span text:style-name="T5"><text:s text:c="27"/></text:span></text:p>
          <text:p text:style-name="P1"><text:span text:style-name="T5"/></text:p>
        </draw:connector>
        <draw:connector draw:style-name="gr4" draw:text-style-name="P1" draw:layer="layout" svg:x1="7.504cm" svg:y1="3.901cm" svg:x2="12.904cm" svg:y2="2.801cm" draw:start-shape="id66" draw:start-glue-point="4" draw:end-shape="id71" svg:d="m7504 3901v-550h5400v-550" svg:viewBox="0 0 5401 1101">
          <text:p/>
        </draw:connector>
        <draw:frame draw:style-name="gr10" draw:layer="layout" svg:width="0.849cm" svg:height="0.972cm" svg:x="7.255cm" svg:y="3.101cm">
          <draw:text-box>
            <text:p><text:span text:style-name="T2">≠</text:span></text:p>
          </draw:text-box>
        </draw:frame>
        <draw:frame draw:style-name="gr10" draw:layer="layout" svg:width="0.849cm" svg:height="0.972cm" svg:x="12.004cm" svg:y="6.129cm">
          <draw:text-box>
            <text:p><text:span text:style-name="T2">≠</text:span></text:p>
          </draw:text-box>
        </draw:frame>
        <draw:frame draw:style-name="gr10" draw:layer="layout" svg:width="0.849cm" svg:height="0.972cm" svg:x="2.104cm" svg:y="5.501cm">
          <draw:text-box>
            <text:p><text:span text:style-name="T2">≠</text:span></text:p>
          </draw:text-box>
        </draw:frame>
        <draw:frame draw:style-name="gr25" draw:text-style-name="P1" draw:layer="layout" svg:width="0.667cm" svg:height="0.807cm" svg:x="10.337cm" svg:y="7.694cm">
          <draw:text-box>
            <text:p text:style-name="P1"><text:span text:style-name="T5">}</text:span></text:p>
          </draw:text-box>
        </draw:frame>
        <draw:connector draw:style-name="gr4" draw:text-style-name="P1" draw:layer="layout" svg:x1="12.204cm" svg:y1="7.001cm" svg:x2="12.954cm" svg:y2="5.501cm" draw:start-shape="id70" draw:start-glue-point="4" draw:end-shape="id72" svg:d="m12204 7001v-750h750v-750" svg:viewBox="0 0 751 1501">
          <text:p/>
        </draw:connector>
        <draw:connector draw:style-name="gr4" draw:text-style-name="P1" draw:layer="layout" svg:x1="10.904cm" svg:y1="4.818cm" svg:x2="8.404cm" svg:y2="4.801cm" draw:start-shape="id72" draw:start-glue-point="3" draw:end-shape="id66" draw:end-glue-point="10" svg:d="m10904 4818h-1249v-17h-1251" svg:viewBox="0 0 2501 18">
          <text:p/>
        </draw:connector>
        <draw:frame draw:style-name="gr10" draw:layer="layout" svg:width="0.849cm" svg:height="0.972cm" svg:x="1.904cm" svg:y="16.8cm">
          <draw:text-box>
            <text:p><text:span text:style-name="T2">≠</text:span></text:p>
          </draw:text-box>
        </draw:frame>
        <draw:frame draw:style-name="gr10" draw:layer="layout" svg:width="0.849cm" svg:height="0.972cm" svg:x="9.855cm" svg:y="16.7cm">
          <draw:text-box>
            <text:p><text:span text:style-name="T2">≠</text:span></text:p>
          </draw:text-box>
        </draw:frame>
        <draw:frame draw:style-name="gr10" draw:layer="layout" svg:width="0.849cm" svg:height="0.972cm" svg:x="10.504cm" svg:y="24cm">
          <draw:text-box>
            <text:p><text:span text:style-name="T2">≠</text:span></text:p>
          </draw:text-box>
        </draw:frame>
        <draw:frame draw:style-name="gr10" draw:layer="layout" svg:width="0.849cm" svg:height="0.972cm" svg:x="6.504cm" svg:y="25.028cm">
          <draw:text-box>
            <text:p><text:span text:style-name="T2">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name-asian="Mangal1" style:font-size-asian="12pt" style:language-asian="hi" style:country-asian="IN"/>
    </style:style>
    <style:style style:name="Символ_20_нумерації" style:display-name="Символ нумерації" style:family="graphic">
      <style:paragraph-properties style:text-autospace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font-weight="bold" style:font-weight-asian="bold" style:font-weight-complex="bold"/>
    </style:style>
    <style:style style:name="Вміст_20_таблиці" style:display-name="Вміст таблиці" style:family="graphic">
      <style:paragraph-properties style:text-autospace="none"/>
    </style:style>
    <style:style style:name="Покажчик" style:family="graphic">
      <style:paragraph-properties style:text-autospace="none"/>
      <style:text-properties style:font-name-asian="Mangal2"/>
    </style:style>
    <style:style style:name="Розділ" style:family="graphic">
      <style:paragraph-properties fo:margin-top="0.374cm" fo:margin-bottom="0.374cm" style:text-autospace="none"/>
      <style:text-properties fo:font-style="italic" style:font-name-asian="Mangal2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Mangal2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0.104cm" fo:margin-right="0.1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3T23:06:45.358000000</meta:creation-date>
    <dc:date>2013-11-29T21:27:43.150000000</dc:date>
    <meta:editing-duration>PT16H41M58S</meta:editing-duration>
    <meta:editing-cycles>96</meta:editing-cycles>
    <meta:generator>LibreOffice/4.1.1.2$Windows_x86 LibreOffice_project/7e4286b58adc75a14f6d83f53a03b6c11fa2903</meta:generator>
    <meta:document-statistic meta:object-count="257"/>
  </office:meta>
</office:document-meta>
</file>